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865" officeooo:paragraph-rsid="001a5865"/>
    </style:style>
    <style:style style:name="P2" style:family="paragraph" style:parent-style-name="Standard">
      <style:text-properties officeooo:rsid="001a5865" officeooo:paragraph-rsid="001a5865"/>
    </style:style>
    <style:style style:name="P3" style:family="paragraph" style:parent-style-name="Standard">
      <style:text-properties officeooo:rsid="001c6a95" officeooo:paragraph-rsid="001c6a95"/>
    </style:style>
    <style:style style:name="T1" style:family="text">
      <style:text-properties officeooo:rsid="00214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teams (</text:p>
      <text:p text:style-name="P1"><text:tab/>tid INT AUTO_INCREMENT PRIMARY KEY,</text:p>
      <text:p text:style-name="P1"><text:tab/>total BOOLEAN NOT NULL,</text:p>
      <text:p text:style-name="P1"><text:tab/>franchise CARCHAR(5) NOT NULL,</text:p>
      <text:p text:style-name="P1"><text:tab/>league CHAR(10) NOT NULL,</text:p>
      <text:p text:style-name="P1"><text:tab/>date_fom INT NOT NULL,</text:p>
      <text:p text:style-name="P1"><text:tab/>date_to INT NOT NULL,</text:p>
      <text:p text:style-name="P1"><text:tab/>current VARCHAR(50) NOT NULL</text:p>
      <text:p text:style-name="P1">);</text:p>
      <text:p text:style-name="P1"/>
      <text:p text:style-name="P3">CREATE TABLE games (</text:p>
      <text:p text:style-name="P3"><text:tab/>gid <text:span text:style-name="T1">BIG</text:span>INT NOT NULL ,</text:p>
      <text:p text:style-name="P3"><text:tab/>‘date’ DATE,</text:p>
      <text:p text:style-name="P3"><text:tab/>‘time’ TIME,</text:p>
      <text:p text:style-name="P3"><text:tab/>home_id INT NOT NULL,</text:p>
      <text:p text:style-name="P3"><text:tab/>away_id INT NOT NULL,</text:p>
      <text:p text:style-name="P3"><text:tab/>overtime BOOLEAN NOT NULL,</text:p>
      <text:p text:style-name="P3"><text:tab/>home_score INT,</text:p>
      <text:p text:style-name="P3"><text:tab/>away_score INT,</text:p>
      <text:p text:style-name="P3"><text:tab/>PRIMARY KEY (gid),</text:p>
      <text:p text:style-name="P3"><text:tab/>FOREIGN KEY (home_id) REFERENCES teams(tid),</text:p>
      <text:p text:style-name="P3"><text:tab/>FOREIGN KEY (away_id) REFERENCES teams(tid)</text:p>
      <text:p text:style-name="P3">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6:25:34.913228414</meta:creation-date>
    <dc:date>2020-01-10T17:59:24.591125275</dc:date>
    <meta:editing-duration>PT19M11S</meta:editing-duration>
    <meta:editing-cycles>5</meta:editing-cycles>
    <meta:generator>LibreOffice/6.1.5.2$Linux_ARM_EABI LibreOffice_project/10$Build-2</meta:generator>
    <meta:document-statistic meta:table-count="0" meta:image-count="0" meta:object-count="0" meta:page-count="1" meta:paragraph-count="22" meta:word-count="77" meta:character-count="494" meta:non-whitespace-character-count="421"/>
  </office:meta>
</office:document-meta>
</file>